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Isidor Bush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3, 1892</text:p>
      <text:p text:style-name="P5">Month<text:tab/><text:tab/><text:tab/><text:tab/><text:tab/><text:tab/>Januar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St. Louis</text:p>
      <text:p text:style-name="P5">State<text:tab/><text:tab/><text:tab/><text:tab/><text:tab/><text:tab/>MO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Isidor Bush/ St Louis/ MO/</text:p>
      <text:p text:style-name="P3">Rev. S. Morais/</text:p>
      <text:p text:style-name="P3">546 N. Fifth Str/</text:p>
      <text:p text:style-name="P3">Philadelphia/</text:p>
      <text:p text:style-name="P3">Pa/</text:p>
      <text:p text:style-name="P2"/>
      <text:p text:style-name="P2">[Page 1]</text:p>
      <text:p text:style-name="P3">St Louis Jany 13th [1]892/</text:p>
      <text:p text:style-name="P2">Rev<text:span text:style-name="T2">d</text:span><text:span text:style-name="T3">. S. Morais <text:s/>Philad</text:span><text:span text:style-name="T2">a</text:span><text:span text:style-name="T3">/</text:span></text:p>
      <text:p text:style-name="P2"><text:span text:style-name="T3"><text:tab/>Most respected Sir:/</text:span></text:p>
      <text:p text:style-name="P2"><text:span text:style-name="T3">To my kind friends here who are arranging--/against my protest--a complimentary reception/ on my having completed the 70</text:span><text:span text:style-name="T2">th</text:span><text:span text:style-name="T3"> year, am I/ indebted also for your congratulations and warm/ greetings on this occasion.--Invitations were/ sent </text:span><text:span text:style-name="T4">without</text:span><text:span text:style-name="T5"> any suggestions of mine; but my/ friends well know the </text:span><text:soft-page-break/><text:span text:style-name="T5">esteem and affectionate re-/gards I have for you and that I would feel highly/ honored to greet you with us, if not in person, yet/ in mind. <text:s/>Accept my thanks./</text:span></text:p>
      <text:p text:style-name="P2"><text:span text:style-name="T5">A few days ago I received an invitation card/ from Dott. Isaja Luzzatto to the wedding of his children./ <text:s/>I can hardly express how much I appreciate this/ kind consideration from the son of the great S. D. L. [Hebrew]/ who honored me with his friendship half a century ago./</text:span></text:p>
      <text:p text:style-name="P2"><text:span text:style-name="T5"/></text:p>
      <text:p text:style-name="P2"><text:span text:style-name="T5">[Page 2]</text:span></text:p>
      <text:p text:style-name="P2"><text:span text:style-name="T5">I owe this to you, indirectly at least. <text:s/>I wish/ to write him thanks for same, but have become/ so rusty in the beautiful Roman language, I/ once loved so well, that I cannot express myself/ in it. <text:s/>I tried, however, and now I ask of you the/ favor to correct and mail the enclosed to the proper/ address.--/</text:span></text:p>
      <text:p text:style-name="P2"><text:span text:style-name="T5"><text:tab/>Believe me, Dear, honored Sir yours/ devotedly &amp; truly/ Isidor Bush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4:27:12.28</meta:creation-date>
    <dc:date>2011-11-30T14:41:03.20</dc:date>
    <dc:creator>Penn Libraries</dc:creator>
    <meta:editing-duration>PT00H13M5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5" meta:word-count="398" meta:character-count="2545"/>
  </office:meta>
</office:document-meta>
</file>